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VL ゴシック1" svg:font-family="'VL ゴシック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center" draw:textarea-vertical-align="bottom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style:font-name="Comic Sans MS" fo:font-size="22pt" style:font-name-asian="Comic Sans MS" style:font-size-asian="22pt" style:font-size-complex="22pt"/>
    </style:style>
    <style:style style:name="P3" style:family="paragraph">
      <style:text-properties style:font-name="Comic Sans MS" fo:font-size="22pt" style:font-size-asian="22pt" style:font-size-complex="2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Comic Sans MS" fo:font-size="22pt" style:font-size-asian="22pt" style:font-size-complex="22pt"/>
    </style:style>
    <style:style style:name="P6" style:family="paragraph">
      <style:paragraph-properties fo:text-align="center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name-asian="Comic Sans MS" style:font-size-asian="22pt" style:font-size-complex="22pt"/>
    </style:style>
    <style:style style:name="T2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4" draw:id="id4" draw:layer="layout" svg:width="1.2cm" svg:height="1.2cm" svg:x="31.4cm" svg:y="1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2cm" svg:height="1.2cm" svg:x="34.2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2cm" svg:height="1.2cm" svg:x="20.2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2cm" svg:height="1.2cm" svg:x="8.5cm" svg:y="6.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cm" svg:y1="12.7cm" svg:x2="36.9cm" svg:y2="12.7cm">
          <text:p/>
        </draw:line>
        <draw:frame draw:style-name="gr3" draw:text-style-name="P2" draw:layer="layout" svg:width="4.361cm" svg:height="1.431cm" svg:x="1.307cm" svg:y="12.8cm">
          <draw:text-box>
            <text:p><text:span text:style-name="T1">C language</text:span></text:p>
          </draw:text-box>
        </draw:frame>
        <draw:frame draw:style-name="gr3" draw:text-style-name="P3" draw:layer="layout" svg:width="5.525cm" svg:height="1.431cm" svg:x="1.175cm" svg:y="10.969cm">
          <draw:text-box>
            <text:p><text:span text:style-name="T2">ATS language</text:span></text:p>
          </draw:text-box>
        </draw:frame>
        <draw:custom-shape draw:style-name="gr4" draw:text-style-name="P5" draw:layer="layout" svg:width="17.5cm" svg:height="9.3cm" svg:x="19.3cm" svg:y="1.9cm">
          <text:p text:style-name="P4"><text:span text:style-name="T2">%{^</text:span></text:p>
          <text:p text:style-name="P4"><text:span text:style-name="T2">#include "cmsis_os.h"</text:span></text:p>
          <text:p text:style-name="P4"><text:span text:style-name="T2">%}</text:span></text:p>
          <text:p text:style-name="P4"><text:span text:style-name="T2">macdef osWaitForever =</text:span></text:p>
          <text:p text:style-name="P4"><text:span text:style-name="T2"><text:s text:c="4"/></text:span><text:span text:style-name="T2">$extval(uint32, "osWaitForever")</text:span></text:p>
          <text:p text:style-name="P4"><text:span text:style-name="T2">fun osSemaphoreWait:</text:span></text:p>
          <text:p text:style-name="P4"><text:span text:style-name="T2"><text:s text:c="4"/></text:span><text:span text:style-name="T2">(osSemaphoreId, uint32) -&gt; int32 = "mac#"</text:span></text:p>
          <draw:enhanced-geometry svg:viewBox="0 0 21600 21600" draw:glue-points="10800 0 0 10800 10800 21600 21600 10800" draw:text-areas="0 0 21600 ?f11" draw:type="paper" draw:modifiers="19914.846962083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3" draw:layer="layout" svg:width="9.238cm" svg:height="1.431cm" svg:x="20.286cm" svg:y="1.2cm">
          <draw:text-box>
            <text:p><text:span text:style-name="T2">rtos_rtx_cmsis_os.sats</text:span></text:p>
          </draw:text-box>
        </draw:frame>
        <draw:custom-shape draw:style-name="gr4" draw:text-style-name="P5" draw:layer="layout" svg:width="17.7cm" svg:height="5.8cm" svg:x="1.2cm" svg:y="3.3cm">
          <text:p text:style-name="P4"><text:span text:style-name="T2">staload "SATS/rtos_rtx_cmsis_os.sats"</text:span></text:p>
          <text:p text:style-name="P4"><text:span text:style-name="T2">fun foo (): void = {</text:span></text:p>
          <text:p text:style-name="P4"><text:span text:style-name="T2"><text:s text:c="2"/></text:span><text:span text:style-name="T2">val _ = osSemaphoreWait (!p, osWaitForever)</text:span></text:p>
          <text:p text:style-name="P4"><text:span text:style-name="T2">}</text:span></text:p>
          <draw:enhanced-geometry svg:viewBox="0 0 21600 21600" draw:glue-points="10800 0 0 10800 10800 21600 21600 10800" draw:text-areas="0 0 21600 ?f11" draw:type="paper" draw:modifiers="19914.846962083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3" draw:layer="layout" svg:width="12.684cm" svg:height="1.431cm" svg:x="2.3cm" svg:y="2.669cm">
          <draw:text-box>
            <text:p><text:span text:style-name="T2">net_eth_EthernetInterface.dats</text:span></text:p>
          </draw:text-box>
        </draw:frame>
        <draw:custom-shape draw:style-name="gr4" draw:text-style-name="P5" draw:layer="layout" svg:width="29.5cm" svg:height="3.4cm" svg:x="3.6cm" svg:y="15.1cm">
          <text:p text:style-name="P4"><text:span text:style-name="T2">#define osWaitForever <text:s text:c="4"/>0xFFFFFFFF</text:span></text:p>
          <text:p text:style-name="P4"><text:span text:style-name="T2">int32_t osSemaphoreWait (osSemaphoreId semaphore_id, uint32_t millisec);</text:span></text:p>
          <draw:enhanced-geometry svg:viewBox="0 0 21600 21600" draw:glue-points="10800 0 0 10800 10800 21600 21600 10800" draw:text-areas="0 0 21600 ?f11" draw:type="paper" draw:modifiers="20481.23114470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3" draw:layer="layout" svg:width="4.484cm" svg:height="1.431cm" svg:x="4.716cm" svg:y="14.4cm">
          <draw:text-box>
            <text:p text:style-name="P4"><text:span text:style-name="T2">cmsis_os.h</text:span></text:p>
          </draw:text-box>
        </draw:frame>
        <draw:connector draw:style-name="gr6" draw:text-style-name="P6" draw:layer="layout" draw:type="curve" svg:x1="9.1cm" svg:y1="7.5cm" svg:x2="20.8cm" svg:y2="9.3cm" draw:start-shape="id1" draw:start-glue-point="2" draw:end-shape="id2" draw:end-glue-point="2" svg:d="M9100 7500c0 3450 11700 2550 11700 1800" svg:viewBox="0 0 11701 2495">
          <text:p/>
        </draw:connector>
        <draw:connector draw:style-name="gr6" draw:text-style-name="P6" draw:layer="layout" draw:type="curve" svg:x1="34.8cm" svg:y1="10.4cm" svg:x2="32.6cm" svg:y2="17.8cm" draw:start-shape="id3" draw:start-glue-point="2" draw:end-shape="id4" draw:end-glue-point="1" svg:d="M34800 10400c0 4934-733 7400-2200 7400" svg:viewBox="0 0 2201 7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VL ゴシック1" svg:font-family="'VL ゴシック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7-05T11:47:47.471386200</meta:creation-date>
    <dc:date>2014-07-05T13:11:30.203153340</dc:date>
    <dc:creator>Okabe Kiwamu</dc:creator>
    <meta:editing-duration>PT1H5M29S</meta:editing-duration>
    <meta:editing-cycles>69</meta:editing-cycles>
    <meta:generator>LibreOffice/4.2.5.2$Linux_X86_64 LibreOffice_project/420m0$Build-2</meta:generator>
    <meta:document-statistic meta:object-count="15"/>
  </office:meta>
</office:document-meta>
</file>